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Книга1" table:style-name="ta1">
        <table:table-column table:style-name="co1" table:number-columns-repeated="16384" table:default-cell-style-name="ce1"/>
        <table:table-row table:style-name="ro1">
          <table:table-cell office:value-type="float" office:value="16" table:style-name="ce1">
            <text:p>16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97" table:style-name="ce1">
            <text:p>97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float" office:value="25" table:style-name="ce1">
            <text:p>25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Admin</meta:initial-creator>
    <dc:creator>Admin</dc:creator>
    <meta:creation-date>2020-10-09T07:53:58Z</meta:creation-date>
    <dc:date>2020-10-09T08:54:16Z</dc:date>
  </office:meta>
</office:document-meta>
</file>